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Heading_20_4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2">
      <style:paragraph-properties fo:margin-left="0cm" fo:margin-right="0cm" fo:margin-top="0cm" fo:margin-bottom="0.265cm" style:contextual-spacing="false" fo:text-indent="0cm" style:auto-text-indent="false"/>
      <style:text-properties fo:language="ru" fo:country="RU" officeooo:rsid="001b3cf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20b884" officeooo:paragraph-rsid="0020b884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rsid="0021fae1" officeooo:paragraph-rsid="0021fae1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23d50c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officeooo:paragraph-rsid="0023d50c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weight="bold" officeooo:rsid="0023d50c" officeooo:paragraph-rsid="0023d50c" style:font-weight-asian="bold" style:font-weight-complex="bold"/>
    </style:style>
    <style:style style:name="P15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font-weight="bold" officeooo:paragraph-rsid="00240ce2" style:font-weight-asian="bold" style:font-weight-complex="bold"/>
    </style:style>
    <style:style style:name="P16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font-weight="bold" officeooo:rsid="00240ce2" officeooo:paragraph-rsid="00240ce2" style:font-weight-asian="bold" style:font-weight-complex="bold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23d50c"/>
    </style:style>
    <style:style style:name="P20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officeooo:paragraph-rsid="00240ce2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23d50c" officeooo:paragraph-rsid="0023d50c"/>
    </style:style>
    <style:style style:name="T1" style:family="text">
      <style:text-properties loext:padding="0cm" loext:border="none"/>
    </style:style>
    <style:style style:name="T2" style:family="text">
      <style:text-properties fo:language="en" fo:country="US" officeooo:rsid="0023d50c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3d50c" style:font-weight-asian="bold" style:font-weight-complex="bold"/>
    </style:style>
    <style:style style:name="T7" style:family="text">
      <style:text-properties fo:font-weight="bold" officeooo:rsid="00240ce2" style:font-weight-asian="bold" style:font-weight-complex="bold"/>
    </style:style>
    <style:style style:name="T8" style:family="text">
      <style:text-properties officeooo:rsid="0023d50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0ce2" style:font-weight-asian="normal" style:font-weight-complex="normal"/>
    </style:style>
    <style:style style:name="T11" style:family="text">
      <style:text-properties officeooo:rsid="00240ce2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Пояснительная записка к проекту “shooter”</text:h>
      <text:h text:style-name="P1" text:outline-level="3">1. Введение</text:h>
      <text:p text:style-name="P3">Данная пояснительная записка описывает процесс разработки 2D игры “shooter” с использованием библиотеки PyGame, а также других необходимых библиотек Python. Целью проекта являлось создание полноценной игры, включающей в себя несколько экранов (меню, игра, настройки и т.д.), движение игрока, стрельбу, появление врагов, сбор очков, отображение жизней и опыта.</text:p>
      <text:h text:style-name="P1" text:outline-level="3">2. Обзор выполненных работ</text:h>
      <text:p text:style-name="P3">В рамках проекта были реализованы следующие ключевые элементы:</text:p>
      <text:h text:style-name="P2" text:outline-level="4">2.1. Структура проекта</text:h>
      <text:p text:style-name="P3">Проект структурирован на несколько модулей для обеспечения лучшей организации и читаемости кода:</text:p>
      <text:list text:style-name="L1">
        <text:list-item>
          <text:p text:style-name="P5"><text:s/><text:span text:style-name="T5">assets: </text:span><text:span text:style-name="T4">все ассеты</text:span></text:p>
        </text:list-item>
        <text:list-item>
          <text:p text:style-name="P5"><text:span text:style-name="T4"><text:s/></text:span><text:span text:style-name="T5">GameOverScreen</text:span><text:span text:style-name="T4">: экран проигрыша</text:span></text:p>
        </text:list-item>
        <text:list-item>
          <text:p text:style-name="P5"><text:span text:style-name="T4"><text:s/></text:span><text:span text:style-name="T5">GameOverWinScreen: </text:span><text:span text:style-name="T4">экран победы</text:span></text:p>
        </text:list-item>
        <text:list-item>
          <text:p text:style-name="P5"><text:span text:style-name="T4"><text:s/></text:span><text:span text:style-name="T5">GameScreen: </text:span><text:span text:style-name="T4">экран самой игры</text:span></text:p>
        </text:list-item>
        <text:list-item>
          <text:p text:style-name="P5"><text:span text:style-name="T5">Updater: </text:span><text:span text:style-name="T4">обновляет информацию на экранах</text:span></text:p>
        </text:list-item>
        <text:list-item>
          <text:p text:style-name="P5"><text:span text:style-name="T5">GameScreenCharacter: </text:span><text:span text:style-name="T4">экран для персонажа(готовится)</text:span></text:p>
        </text:list-item>
        <text:list-item>
          <text:p text:style-name="P5"><text:span text:style-name="T5">GunScreen:</text:span><text:span text:style-name="T4"> экран с выбором оружея</text:span></text:p>
        </text:list-item>
        <text:list-item>
          <text:p text:style-name="P6"><text:span text:style-name="T5">MainMenuScreen: </text:span><text:span text:style-name="T4">экран главного меню</text:span></text:p>
        </text:list-item>
        <text:list-item>
          <text:p text:style-name="P6"><text:span text:style-name="T5">SettingsScreen: </text:span><text:span text:style-name="T4">экран настроек</text:span></text:p>
        </text:list-item>
        <text:list-item>
          <text:p text:style-name="P6"><text:span text:style-name="T5">SceneHub: </text:span><text:span text:style-name="T4">хаб для всех сцен</text:span></text:p>
        </text:list-item>
        <text:list-item>
          <text:p text:style-name="P6"><text:span text:style-name="T5">Freeze: </text:span><text:span text:style-name="T4">способность персонажа</text:span></text:p>
        </text:list-item>
        <text:list-item>
          <text:p text:style-name="P6"><text:span text:style-name="T5">Bullet: </text:span><text:span text:style-name="T4">для пуль</text:span></text:p>
        </text:list-item>
        <text:list-item>
          <text:p text:style-name="P6"><text:span text:style-name="T5">Gun: </text:span><text:span text:style-name="T4">для оружея</text:span></text:p>
        </text:list-item>
        <text:list-item>
          <text:p text:style-name="P6"><text:span text:style-name="T5">Mob: </text:span><text:span text:style-name="T4">для врагов</text:span></text:p>
        </text:list-item>
        <text:list-item>
          <text:p text:style-name="P6"><text:span text:style-name="T5">Player: </text:span><text:span text:style-name="T4">для игрока</text:span></text:p>
        </text:list-item>
        <text:list-item>
          <text:p text:style-name="P6"><text:span text:style-name="T5">Wall: </text:span><text:span text:style-name="T4">для стен, и их процедурной генерации</text:span></text:p>
        </text:list-item>
        <text:list-item>
          <text:p text:style-name="P6"><text:span text:style-name="T5">Button: </text:span><text:span text:style-name="T4">функция для реализации кнопки</text:span></text:p>
        </text:list-item>
        <text:list-item>
          <text:p text:style-name="P6"><text:span text:style-name="T5">CheckButton: </text:span><text:span text:style-name="T4">функция для реализации переключателя</text:span></text:p>
        </text:list-item>
        <text:list-item>
          <text:p text:style-name="P6"><text:span text:style-name="T5">SpriteHub: </text:span><text:span text:style-name="T4">хаб для хранения всех спрайтов</text:span></text:p>
        </text:list-item>
        <text:list-item>
          <text:p text:style-name="P6"><text:span text:style-name="T5">Config: </text:span><text:span text:style-name="T4">конфигурация проекта(размер окна, название окна и тд)</text:span></text:p>
        </text:list-item>
        <text:list-item>
          <text:p text:style-name="P6"><text:span text:style-name="T5">DataBase: </text:span><text:span text:style-name="T4">база данных</text:span></text:p>
        </text:list-item>
        <text:list-item>
          <text:p text:style-name="P6"><text:span text:style-name="T5">main: </text:span><text:span text:style-name="T4">запускаемый файл</text:span></text:p>
        </text:list-item>
      </text:list>
      <text:h text:style-name="P2" text:outline-level="4">2.2. Реализация функциональных требований</text:h>
      <text:p text:style-name="P3">Были выполнены следующие функциональные требования:</text:p>
      <text:list text:style-name="L2">
        <text:list-item>
          <text:p text:style-name="P7"><text:span text:style-name="Strong_20_Emphasis">Игровое окно:</text:span></text:p>
          <text:list>
            <text:list-item>
              <text:p text:style-name="P7">Окно с разрешением 1080x720 пикселей и заголовком “I love cats!!!”.</text:p>
            </text:list-item>
          </text:list>
        </text:list-item>
        <text:list-item>
          <text:p text:style-name="P7"><text:span text:style-name="Strong_20_Emphasis">Сцены (экраны):</text:span></text:p>
          <text:list>
            <text:list-item>
              <text:p text:style-name="P7"><text:span text:style-name="Strong_20_Emphasis">Главное меню:</text:span></text:p>
              <text:list>
                <text:list-item>
                  <text:p text:style-name="P7"><text:soft-page-break/>Кнопки “Играть”, “Настройки”, “Персонаж”, “Оружие”, “Выход” с переходами на соответствующие экраны.</text:p>
                </text:list-item>
              </text:list>
            </text:list-item>
            <text:list-item>
              <text:p text:style-name="P7"><text:span text:style-name="Strong_20_Emphasis">Экран игры:</text:span></text:p>
              <text:list>
                <text:list-item>
                  <text:p text:style-name="P7">Управление персонажем с помощью клавиш стрелок или WASD.</text:p>
                </text:list-item>
                <text:list-item>
                  <text:p text:style-name="P7">Стрельба по клику мыши.</text:p>
                </text:list-item>
                <text:list-item>
                  <text:p text:style-name="P7">Появление разных типов врагов (красные и синие).</text:p>
                </text:list-item>
                <text:list-item>
                  <text:p text:style-name="P7">Отображение жизней и опыта персонажа.</text:p>
                </text:list-item>
                <text:list-item>
                  <text:p text:style-name="P7">Отображение полосы здоровья у врагов.</text:p>
                </text:list-item>
                <text:list-item>
                  <text:p text:style-name="P7">Рандомно генерируемые стены.</text:p>
                </text:list-item>
              </text:list>
            </text:list-item>
            <text:list-item>
              <text:p text:style-name="P7"><text:span text:style-name="Strong_20_Emphasis">Экран настроек:</text:span></text:p>
              <text:list>
                <text:list-item>
                  <text:p text:style-name="P7">Кнопка “Назад в меню”.</text:p>
                </text:list-item>
                <text:list-item>
                  <text:p text:style-name="P7">Реализация включения/выключения музыки с использованием чекбоксов.</text:p>
                </text:list-item>
              </text:list>
            </text:list-item>
            <text:list-item>
              <text:p text:style-name="P7"><text:span text:style-name="Strong_20_Emphasis">Экран выбора персонажа:</text:span></text:p>
              <text:list>
                <text:list-item>
                  <text:p text:style-name="P7">Кнопка “Назад в меню”.</text:p>
                </text:list-item>
              </text:list>
            </text:list-item>
            <text:list-item>
              <text:p text:style-name="P7"><text:span text:style-name="Strong_20_Emphasis">Экран выбора оружия:</text:span></text:p>
              <text:list>
                <text:list-item>
                  <text:p text:style-name="P7">Кнопка “Назад в меню”.</text:p>
                </text:list-item>
                <text:list-item>
                  <text:p text:style-name="P9">Выбор между пистолетом и <text:span text:style-name="T8">дробовиком.</text:span></text:p>
                </text:list-item>
                <text:list-item>
                  <text:p text:style-name="P9"><text:span text:style-name="T8">кнопка </text:span>назад.</text:p>
                </text:list-item>
              </text:list>
            </text:list-item>
            <text:list-item>
              <text:p text:style-name="P7"><text:span text:style-name="Strong_20_Emphasis">Экран проигрыша:</text:span></text:p>
              <text:list>
                <text:list-item>
                  <text:p text:style-name="P7">Кнопки “Играть сначала” и “В меню”.</text:p>
                </text:list-item>
              </text:list>
            </text:list-item>
            <text:list-item>
              <text:p text:style-name="P7"><text:span text:style-name="Strong_20_Emphasis">Экран победы:</text:span></text:p>
              <text:list>
                <text:list-item>
                  <text:p text:style-name="P7">Кнопки “Играть сначала” и “В меню”.</text:p>
                </text:list-item>
              </text:list>
            </text:list-item>
          </text:list>
        </text:list-item>
        <text:list-item>
          <text:p text:style-name="P7"><text:span text:style-name="Strong_20_Emphasis">Игровой процесс:</text:span></text:p>
          <text:list>
            <text:list-item>
              <text:p text:style-name="P7">Движение игрока по нажатию клавиш.</text:p>
            </text:list-item>
            <text:list-item>
              <text:p text:style-name="P7">Стрельба пулями в направлении курсора мыши.</text:p>
            </text:list-item>
            <text:list-item>
              <text:p text:style-name="P7">Разные типы оружия (пистолет, <text:span text:style-name="T8">дробовик</text:span>).</text:p>
            </text:list-item>
            <text:list-item>
              <text:p text:style-name="P7">Нанесение урона пулями врагам и врагами игроку при столкновении.</text:p>
            </text:list-item>
            <text:list-item>
              <text:p text:style-name="P7">Заморозка синих мобов.</text:p>
            </text:list-item>
            <text:list-item>
              <text:p text:style-name="P7">Сбор опыта за уничтожение врагов.</text:p>
            </text:list-item>
            <text:list-item>
              <text:p text:style-name="P7">Победа при достижении 150 секунд игрового времени.</text:p>
            </text:list-item>
            <text:list-item>
              <text:p text:style-name="P7">Поражение при 0 жизнях игрока.</text:p>
            </text:list-item>
          </text:list>
        </text:list-item>
        <text:list-item>
          <text:p text:style-name="P7"><text:span text:style-name="Strong_20_Emphasis">Прочее:</text:span></text:p>
          <text:list>
            <text:list-item>
              <text:p text:style-name="P7">Фоновая музыка.</text:p>
            </text:list-item>
            <text:list-item>
              <text:p text:style-name="P7">Разные картинки для персонажа в зависимости от направления движения.</text:p>
            </text:list-item>
            <text:list-item>
              <text:p text:style-name="P7"><text:span text:style-name="T8">Процедурная</text:span> генерация стен и <text:span text:style-name="T8">рандомная генерация </text:span>врагов.</text:p>
            </text:list-item>
            <text:list-item>
              <text:p text:style-name="P7">Обработка столкновений (с врагами, стенами).</text:p>
            </text:list-item>
            <text:list-item>
              <text:p text:style-name="P8">Удаление объектов, выходящих за пределы экрана.</text:p>
            </text:list-item>
          </text:list>
        </text:list-item>
      </text:list>
      <text:h text:style-name="P2" text:outline-level="4">2.3. Технические аспекты</text:h>
      <text:list text:style-name="L3">
        <text:list-item>
          <text:p text:style-name="P10"><text:span text:style-name="Strong_20_Emphasis">Язык программирования:</text:span> Python 3</text:p>
        </text:list-item>
        <text:list-item>
          <text:p text:style-name="P10"><text:span text:style-name="Strong_20_Emphasis">Используемые библиотеки:</text:span></text:p>
          <text:list>
            <text:list-item>
              <text:p text:style-name="P10">PyGame (графика, события).</text:p>
            </text:list-item>
            <text:list-item>
              <text:p text:style-name="P10">os (работа с файловой системой).</text:p>
            </text:list-item>
            <text:list-item>
              <text:p text:style-name="P10">datetime (отсчет времени).</text:p>
            </text:list-item>
            <text:list-item>
              <text:p text:style-name="P10">random (рандомные величины).</text:p>
            </text:list-item>
            <text:list-item>
              <text:p text:style-name="P10"><text:soft-page-break/>math (тригонометрия, угол между объектами).</text:p>
            </text:list-item>
            <text:list-item>
              <text:p text:style-name="P10">configparser (чтение и запись ini файлов).</text:p>
            </text:list-item>
          </text:list>
        </text:list-item>
        <text:list-item>
          <text:p text:style-name="P10"><text:span text:style-name="Strong_20_Emphasis">Структура кода:</text:span></text:p>
          <text:list>
            <text:list-item>
              <text:p text:style-name="P10">Разделение на модули (спрайты, сцены, хаб).</text:p>
            </text:list-item>
            <text:list-item>
              <text:p text:style-name="P10">Использование классов для объектов.</text:p>
            </text:list-item>
            <text:list-item>
              <text:p text:style-name="P10">Адекватные названия переменных и функций.</text:p>
            </text:list-item>
            <text:list-item>
              <text:p text:style-name="P10">Комментарии в коде.</text:p>
            </text:list-item>
          </text:list>
        </text:list-item>
        <text:list-item>
          <text:p text:style-name="P10"><text:span text:style-name="Strong_20_Emphasis">Работа с ресурсами:</text:span></text:p>
          <text:list>
            <text:list-item>
              <text:p text:style-name="P10">Изображения хранятся в папке <text:span text:style-name="Source_20_Text"><text:span text:style-name="T1">img/</text:span></text:span>.</text:p>
            </text:list-item>
            <text:list-item>
              <text:p text:style-name="P10">Музыка хранится в папке <text:span text:style-name="Source_20_Text"><text:span text:style-name="T1">music/</text:span></text:span>.</text:p>
            </text:list-item>
          </text:list>
        </text:list-item>
        <text:list-item>
          <text:p text:style-name="P10"><text:span text:style-name="Strong_20_Emphasis">База данных:</text:span></text:p>
          <text:list>
            <text:list-item>
              <text:p text:style-name="P11">Хранение времени в формате .db</text:p>
            </text:list-item>
          </text:list>
        </text:list-item>
      </text:list>
      <text:h text:style-name="P1" text:outline-level="3">3. Реализация механики игры</text:h>
      <text:list text:style-name="L4">
        <text:list-item>
          <text:p text:style-name="P12"><text:span text:style-name="Strong_20_Emphasis">Таймеры:</text:span> Использование таймеров для управления временем игры, частотой появления врагов и других игровых событий.</text:p>
        </text:list-item>
        <text:list-item>
          <text:p text:style-name="P12"><text:span text:style-name="Strong_20_Emphasis">Обработка столкновений:</text:span> Использование коллизий между объектами, включая столкновения игрока с врагами и стенами, пули с врагами <text:span text:style-name="T8">и тд</text:span>.</text:p>
        </text:list-item>
        <text:list-item>
          <text:p text:style-name="P12"><text:span text:style-name="Strong_20_Emphasis">Заморозка:</text:span> Заморозка синих врагов с помощью <text:span text:style-name="T8">клавиши «</text:span><text:span text:style-name="T2">E</text:span><text:span text:style-name="T8">»</text:span>.</text:p>
        </text:list-item>
        <text:list-item>
          <text:p text:style-name="P14">Замороска: <text:span text:style-name="T9">Заморозка красных врагов с помощью клавиши «</text:span><text:span text:style-name="T3">Q</text:span><text:span text:style-name="T9">».</text:span></text:p>
        </text:list-item>
        <text:list-item>
          <text:p text:style-name="P12"><text:span text:style-name="Strong_20_Emphasis">Урон:</text:span> Нанесение урона врагам при попадании пули. <text:span text:style-name="T8">Нанесение урона и игроку при столкновении врага с ним</text:span></text:p>
        </text:list-item>
        <text:list-item>
          <text:p text:style-name="P13"><text:span text:style-name="Strong_20_Emphasis">Интерфейс:</text:span> Отображение жизней/опыта игрока</text:p>
        </text:list-item>
        <text:list-item>
          <text:p text:style-name="P13"><text:span text:style-name="T6">Генерация</text:span><text:span text:style-name="T8">: Процедурная генерация стен</text:span>.</text:p>
        </text:list-item>
      </text:list>
      <text:h text:style-name="P1" text:outline-level="3">4. Проблемы и решения</text:h>
      <text:list text:style-name="L5">
        <text:list-item>
          <text:p text:style-name="P17"><text:span text:style-name="Strong_20_Emphasis">Проблема:</text:span> Сложности с реализацией заморозки мобов.</text:p>
          <text:list>
            <text:list-item>
              <text:p text:style-name="P19"><text:span text:style-name="Strong_20_Emphasis">Решение:</text:span> Разработан механизм, который отслеживает тип моба и позволяет <text:span text:style-name="T8">остановить его</text:span>.</text:p>
            </text:list-item>
          </text:list>
        </text:list-item>
        <text:list-item>
          <text:p text:style-name="P17"><text:span text:style-name="Strong_20_Emphasis">Проблема:</text:span> Разработка интерфейса экрана <text:span text:style-name="T8">оружея</text:span>.</text:p>
          <text:list>
            <text:list-item>
              <text:p text:style-name="P18"><text:span text:style-name="Strong_20_Emphasis">Решение:</text:span> Использованы чекбоксы для управления <text:span text:style-name="T8">оружием</text:span>, а также сделаны кнопки.</text:p>
            </text:list-item>
          </text:list>
        </text:list-item>
        <text:list-item>
          <text:p text:style-name="P15"><text:span text:style-name="T11">Проблема:</text:span><text:span text:style-name="T10"> сложность вычисление полёта пуль</text:span></text:p>
          <text:list>
            <text:list-item>
              <text:p text:style-name="P16">Решение: <text:span text:style-name="T9">Использование других математических функций</text:span></text:p>
            </text:list-item>
          </text:list>
        </text:list-item>
        <text:list-item>
          <text:p text:style-name="P16">Проблема: <text:span text:style-name="T9">генерация стен слишком скучная и неудобная.</text:span></text:p>
          <text:list>
            <text:list-item>
              <text:p text:style-name="P20"><text:span text:style-name="T7">Решение: </text:span><text:span text:style-name="T10">переход с рандомной на процедурную генерацию</text:span></text:p>
            </text:list-item>
          </text:list>
        </text:list-item>
      </text:list>
      <text:h text:style-name="P1" text:outline-level="3">5. Дальнейшие планы</text:h>
      <text:list text:style-name="L6">
        <text:list-item>
          <text:p text:style-name="P21">Добавить больше типов оружия.</text:p>
        </text:list-item>
        <text:list-item>
          <text:p text:style-name="P21">Расширить ассортимент врагов.</text:p>
        </text:list-item>
        <text:list-item>
          <text:p text:style-name="P21">Улучшить пользовательский интерфейс.</text:p>
        </text:list-item>
        <text:list-item>
          <text:p text:style-name="P22">Исправ<text:span text:style-name="T11">ить</text:span> Баг<text:span text:style-name="T11">и</text:span></text:p>
        </text:list-item>
        <text:list-item>
          <text:p text:style-name="P22"><text:soft-page-break/>Измен<text:span text:style-name="T11">ить</text:span> поведени<text:span text:style-name="T11">е</text:span> врагов</text:p>
        </text:list-item>
        <text:list-item>
          <text:p text:style-name="P22">Улучш<text:span text:style-name="T11">ить</text:span> графи<text:span text:style-name="T11">ку</text:span></text:p>
        </text:list-item>
        <text:list-item>
          <text:p text:style-name="P22">Звуки</text:p>
        </text:list-item>
      </text:list>
      <text:h text:style-name="P1" text:outline-level="3">6. Вывод</text:h>
      <text:p text:style-name="P3">Проект “shooter” представляет собой функциональную 2D игру, отвечающую заданным требованиям. Была проведена работа по созданию различных игровых сцен, механик и интерфейсов. Несмотря на имеющиеся недоработки, которые будут устранены в будущем, в рамках данного проекта была получена игра, демонстрирующая применение ключевых концепций PyGam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7:42:40.447000000</meta:creation-date>
    <dc:date>2025-02-04T07:02:37.715000000</dc:date>
    <meta:editing-duration>PT2H58M57S</meta:editing-duration>
    <meta:editing-cycles>7</meta:editing-cycles>
    <meta:generator>LibreOffice/24.2.0.3$Windows_X86_64 LibreOffice_project/da48488a73ddd66ea24cf16bbc4f7b9c08e9bea1</meta:generator>
    <meta:document-statistic meta:table-count="0" meta:image-count="0" meta:object-count="0" meta:page-count="4" meta:paragraph-count="117" meta:word-count="744" meta:character-count="4987" meta:non-whitespace-character-count="4458"/>
  </office:meta>
</office:document-meta>
</file>